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ExtraBold" svg:font-family="'Montserrat ExtraBold'"/>
    <style:font-face style:name="Montserrat Black" svg:font-family="'Montserrat Black'" style:font-pitch="variable"/>
    <style:font-face style:name="Montserrat ExtraBold1" svg:font-family="'Montserrat ExtraBold'" style:font-pitch="variable"/>
    <style:font-face style:name="Montserrat ExtraBold2" svg:font-family="'Montserrat ExtraBold'" style:font-adornments="ExtraBold" style:font-pitch="variable"/>
    <style:font-face style:name="Montserrat Medium" svg:font-family="'Montserrat Medium'" style:font-pitch="variable"/>
    <style:font-face style:name="Oswald" svg:font-family="Oswald"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Ubuntu"/>
    </style:style>
    <style:style style:name="P2" style:family="paragraph" style:parent-style-name="Footer">
      <style:paragraph-properties fo:text-align="center" style:justify-single-word="false"/>
      <style:text-properties officeooo:rsid="0039a862" officeooo:paragraph-rsid="0039a862"/>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Text_20_body">
      <style:text-properties officeooo:paragraph-rsid="00219e8c"/>
    </style:style>
    <style:style style:name="P6" style:family="paragraph" style:parent-style-name="Text_20_body">
      <style:text-properties style:font-name="Montserrat Black" officeooo:rsid="004a6975" officeooo:paragraph-rsid="004a6975"/>
    </style:style>
    <style:style style:name="P7" style:family="paragraph" style:parent-style-name="Text_20_body">
      <style:paragraph-properties fo:text-align="start" style:justify-single-word="false"/>
      <style:text-properties style:font-name="Montserrat ExtraBold1" officeooo:rsid="00565242" officeooo:paragraph-rsid="00565242"/>
    </style:style>
    <style:style style:name="P8" style:family="paragraph" style:parent-style-name="Text_20_body">
      <style:paragraph-properties fo:text-align="end" style:justify-single-word="false"/>
      <style:text-properties style:font-name="Montserrat ExtraBold1" officeooo:rsid="00565242" officeooo:paragraph-rsid="00565242"/>
    </style:style>
    <style:style style:name="P9" style:family="paragraph" style:parent-style-name="Text_20_body">
      <style:text-properties officeooo:paragraph-rsid="0065e15b"/>
    </style:style>
    <style:style style:name="P10" style:family="paragraph" style:parent-style-name="Authors">
      <style:paragraph-properties fo:text-align="end" style:justify-single-word="false"/>
    </style:style>
    <style:style style:name="P11" style:family="paragraph" style:parent-style-name="Text_20_body">
      <style:paragraph-properties fo:margin-left="0.4925in" fo:margin-right="0in" fo:text-indent="0in" style:auto-text-indent="false"/>
      <style:text-properties style:font-name="Ubuntu"/>
    </style:style>
    <style:style style:name="P12" style:family="paragraph" style:parent-style-name="Text_20_body">
      <style:paragraph-properties fo:margin-left="0.4925in" fo:margin-right="0in" fo:text-indent="0in" style:auto-text-indent="false"/>
      <style:text-properties officeooo:paragraph-rsid="003f90a7"/>
    </style:style>
    <style:style style:name="P13" style:family="paragraph" style:parent-style-name="Text_20_body">
      <style:paragraph-properties fo:margin-left="0.4925in" fo:margin-right="0in" fo:text-indent="0in" style:auto-text-indent="false"/>
      <style:text-properties officeooo:paragraph-rsid="0040dfc2"/>
    </style:style>
    <style:style style:name="P14" style:family="paragraph" style:parent-style-name="Text_20_body">
      <style:paragraph-properties fo:margin-left="0.4925in" fo:margin-right="0in" fo:text-indent="0in" style:auto-text-indent="false"/>
      <style:text-properties officeooo:rsid="00607130" officeooo:paragraph-rsid="00607130"/>
    </style:style>
    <style:style style:name="P15" style:family="paragraph" style:parent-style-name="Text_20_body">
      <style:paragraph-properties fo:margin-left="0.4925in" fo:margin-right="0in" fo:text-indent="0in" style:auto-text-indent="false"/>
      <style:text-properties officeooo:paragraph-rsid="001fb974"/>
    </style:style>
    <style:style style:name="P16" style:family="paragraph" style:parent-style-name="Text_20_body">
      <style:paragraph-properties fo:margin-left="0.4925in" fo:margin-right="0in" fo:text-indent="0in" style:auto-text-indent="false"/>
      <style:text-properties officeooo:paragraph-rsid="0065e15b"/>
    </style:style>
    <style:style style:name="P17" style:family="paragraph" style:parent-style-name="Text_20_body">
      <style:paragraph-properties fo:margin-left="0.4925in" fo:margin-right="0in" fo:text-indent="0in" style:auto-text-indent="false"/>
      <style:text-properties officeooo:rsid="006f233d" officeooo:paragraph-rsid="006f233d"/>
    </style:style>
    <style:style style:name="P18" style:family="paragraph" style:parent-style-name="Text_20_body">
      <style:paragraph-properties fo:margin-left="0.4925in" fo:margin-right="0in" fo:text-indent="0in" style:auto-text-indent="false"/>
      <style:text-properties officeooo:rsid="007164f8" officeooo:paragraph-rsid="007164f8"/>
    </style:style>
    <style:style style:name="P19" style:family="paragraph" style:parent-style-name="Title" style:master-page-name="First_20_Page">
      <style:paragraph-properties style:page-number="auto"/>
      <style:text-properties style:font-name="Montserrat Black" officeooo:rsid="004a6975" officeooo:paragraph-rsid="004a6975"/>
    </style:style>
    <style:style style:name="P20" style:family="paragraph" style:parent-style-name="Contents_20_Heading" style:master-page-name="Index">
      <style:paragraph-properties style:page-number="auto"/>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301621" officeooo:paragraph-rsid="00301621"/>
    </style:style>
    <style:style style:name="P23" style:family="paragraph" style:parent-style-name="Heading_20_2">
      <style:text-properties officeooo:rsid="003f90a7" officeooo:paragraph-rsid="003f90a7"/>
    </style:style>
    <style:style style:name="P24" style:family="paragraph" style:parent-style-name="Heading_20_2">
      <style:text-properties officeooo:rsid="0040dfc2" officeooo:paragraph-rsid="0040dfc2"/>
    </style:style>
    <style:style style:name="P25" style:family="paragraph" style:parent-style-name="Heading_20_2">
      <style:text-properties officeooo:rsid="0065e15b" officeooo:paragraph-rsid="0065e15b"/>
    </style:style>
    <style:style style:name="P26" style:family="paragraph" style:parent-style-name="Heading_20_2">
      <style:text-properties officeooo:rsid="0070a680" officeooo:paragraph-rsid="0070a680"/>
    </style:style>
    <style:style style:name="P27" style:family="paragraph" style:parent-style-name="Heading_20_2">
      <style:paragraph-properties fo:break-before="page"/>
      <style:text-properties officeooo:rsid="0065e15b" officeooo:paragraph-rsid="0065e15b"/>
    </style:style>
    <style:style style:name="P28" style:family="paragraph" style:parent-style-name="Heading_20_3">
      <style:paragraph-properties fo:text-align="start" style:justify-single-word="false"/>
      <style:text-properties style:font-name="Montserrat ExtraBold1" officeooo:rsid="00565242" officeooo:paragraph-rsid="00565242"/>
    </style:style>
    <style:style style:name="P29" style:family="paragraph" style:parent-style-name="Heading_20_3">
      <style:paragraph-properties fo:text-align="end" style:justify-single-word="false"/>
      <style:text-properties style:font-name="Montserrat ExtraBold1" officeooo:rsid="00565242" officeooo:paragraph-rsid="00565242"/>
    </style:style>
    <style:style style:name="P30" style:family="paragraph" style:parent-style-name="List_20_Contents" style:list-style-name="L2">
      <style:paragraph-properties fo:margin-left="0.9846in" fo:margin-right="0in" fo:text-indent="-0.25in" style:auto-text-indent="false"/>
      <style:text-properties style:font-name="Ubuntu"/>
    </style:style>
    <style:style style:name="P31" style:family="paragraph" style:parent-style-name="List_20_Contents" style:list-style-name="L2">
      <style:paragraph-properties fo:margin-left="0.9846in" fo:margin-right="0in" fo:text-indent="-0.25in" style:auto-text-indent="false"/>
      <style:text-properties style:font-name="Ubuntu" officeooo:paragraph-rsid="00607130"/>
    </style:style>
    <style:style style:name="P32" style:family="paragraph" style:parent-style-name="List_20_Contents" style:list-style-name="L2">
      <style:paragraph-properties fo:margin-left="0.4925in" fo:margin-right="0in" fo:text-indent="0in" style:auto-text-indent="false"/>
      <style:text-properties style:font-name="Ubuntu" officeooo:paragraph-rsid="00607130"/>
    </style:style>
    <style:style style:name="P33" style:family="paragraph" style:parent-style-name="Text_20_body" style:list-style-name="L1">
      <style:text-properties officeooo:paragraph-rsid="00219e8c"/>
    </style:style>
    <style:style style:name="P34" style:family="paragraph" style:parent-style-name="Text_20_body" style:list-style-name="L3">
      <style:text-properties officeooo:paragraph-rsid="0065e15b"/>
    </style:style>
    <style:style style:name="T1" style:family="text">
      <style:text-properties style:font-name="Ubuntu" fo:font-size="13pt" officeooo:rsid="005f4953" style:font-size-asian="11.3500003814697pt" style:font-size-complex="13pt"/>
    </style:style>
    <style:style style:name="T2" style:family="text">
      <style:text-properties style:font-name="Ubuntu" fo:font-size="13pt" officeooo:rsid="005fe21d" style:font-size-asian="11.3500003814697pt" style:font-size-complex="13pt"/>
    </style:style>
    <style:style style:name="T3" style:family="text">
      <style:text-properties style:font-name="Ubuntu" fo:font-size="13pt" officeooo:rsid="0073a9e8" style:font-size-asian="11.3500003814697pt" style:font-size-complex="13pt"/>
    </style:style>
    <style:style style:name="T4" style:family="text">
      <style:text-properties style:font-name="Ubuntu" fo:font-size="13pt" officeooo:rsid="00758e85" style:font-size-asian="11.3500003814697pt" style:font-size-complex="13pt"/>
    </style:style>
    <style:style style:name="T5" style:family="text">
      <style:text-properties style:font-name="Ubuntu" fo:font-size="13pt" fo:font-style="italic" style:text-underline-style="solid" style:text-underline-width="auto" style:text-underline-color="font-color" fo:font-weight="normal" officeooo:rsid="006ba3ad" style:font-size-asian="11.3500003814697pt" style:font-style-asian="italic" style:font-weight-asian="normal" style:font-size-complex="13pt" style:font-style-complex="italic" style:font-weight-complex="normal"/>
    </style:style>
    <style:style style:name="T6" style:family="text">
      <style:text-properties style:font-name="Montserrat ExtraBold1"/>
    </style:style>
    <style:style style:name="T7" style:family="text">
      <style:text-properties style:font-name="Montserrat ExtraBold" officeooo:rsid="0059549d" style:font-name-asian="Montserrat ExtraBold" style:font-name-complex="Montserrat ExtraBold"/>
    </style:style>
    <style:style style:name="T8" style:family="text">
      <style:text-properties officeooo:rsid="00604198"/>
    </style:style>
    <style:style style:name="T9" style:family="text">
      <style:text-properties officeooo:rsid="0067f6d7"/>
    </style:style>
    <style:style style:name="T10" style:family="text">
      <style:text-properties officeooo:rsid="0069c3bd"/>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officeooo:rsid="006f6bb6"/>
    </style:style>
    <style:style style:name="T14" style:family="text">
      <style:text-properties officeooo:rsid="0070a680"/>
    </style:style>
    <style:style style:name="T15" style:family="text">
      <style:text-properties officeooo:rsid="007339a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nline Airline Reservation System</text:p>
      <text:h text:style-name="P28" text:outline-level="3"/>
      <text:p text:style-name="P7"/>
      <text:p text:style-name="Authors">Abhisek <text:span text:style-name="T6">Das </text:span><text:span text:style-name="T7">•</text:span><text:span text:style-name="T6"> </text:span>Tapadipta <text:span text:style-name="T6">Roy </text:span><text:span text:style-name="T7">•</text:span><text:span text:style-name="T6"> </text:span>Adarsh <text:span text:style-name="T6">Kumar </text:span><text:span text:style-name="T7">•</text:span><text:span text:style-name="T6"> </text:span>Abhinav Raj <text:span text:style-name="T6">Gautam</text:span></text:p>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9" text:outline-level="3"/>
      <text:h text:style-name="P29" text:outline-level="3"/>
      <text:h text:style-name="P29" text:outline-level="3"/>
      <text:h text:style-name="P29" text:outline-level="3"/>
      <text:h text:style-name="P29" text:outline-level="3"/>
      <text:p text:style-name="P8"/>
      <text:p text:style-name="P10">Abhisek <text:span text:style-name="T6">Das</text:span></text:p>
      <text:p text:style-name="P10">Tapadipta <text:span text:style-name="T6">Roy</text:span></text:p>
      <text:p text:style-name="P10">Adarsh <text:span text:style-name="T6">Kumar</text:span></text:p>
      <text:p text:style-name="P10">Abhinav Raj <text:span text:style-name="T6">Gauta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3"><text:a xlink:type="simple" xlink:href="#__RefHeading___Toc247_748378867" text:style-name="Index_20_Link" text:visited-style-name="Index_20_Link">1 INTRODUCTION<text:tab/>3</text:a></text:p>
          <text:p text:style-name="P4"><text:a xlink:type="simple" xlink:href="#__RefHeading___Toc249_748378867" text:style-name="Index_20_Link" text:visited-style-name="Index_20_Link">1.1 Problem Statement<text:tab/>3</text:a></text:p>
          <text:p text:style-name="P4"><text:a xlink:type="simple" xlink:href="#__RefHeading___Toc251_748378867" text:style-name="Index_20_Link" text:visited-style-name="Index_20_Link">1.2 Need For Airlines System<text:tab/>3</text:a></text:p>
          <text:p text:style-name="P3"><text:a xlink:type="simple" xlink:href="#__RefHeading___Toc268_748378867" text:style-name="Index_20_Link" text:visited-style-name="Index_20_Link">2 FEASIBILITY STUDY<text:tab/>4</text:a></text:p>
          <text:p text:style-name="P4"><text:a xlink:type="simple" xlink:href="#__RefHeading___Toc365_748378867" text:style-name="Index_20_Link" text:visited-style-name="Index_20_Link">2.1 Economic Feasibility<text:tab/>4</text:a></text:p>
          <text:p text:style-name="P4"><text:a xlink:type="simple" xlink:href="#__RefHeading___Toc367_748378867" text:style-name="Index_20_Link" text:visited-style-name="Index_20_Link">2.2 Technical Feasibility<text:tab/>4</text:a></text:p>
        </text:index-body>
      </text:table-of-content>
      <text:p text:style-name="P6"/>
      <text:h text:style-name="P21" text:outline-level="1"><text:bookmark-start text:name="__RefHeading___Toc247_748378867"/>INTRODUCTION<text:bookmark-end text:name="__RefHeading___Toc247_748378867"/></text:h>
      <text:p text:style-name="P11">The airline reservation system is a web-based booking solution that helps in consolidating data from all airlines through the use of global distribution systems. The system provides inventory and rates in real time to customers as well as travel agents.</text:p>
      <text:p text:style-name="P11">Lately, airline reservation system is being used not only to make flight reservation, but it’s also being used to assist with different airline management tasks and to meet customers’ needs from the initial booking all the way to completion of the flight.</text:p>
      <text:h text:style-name="Heading_20_2" text:outline-level="2"><text:bookmark-start text:name="__RefHeading___Toc249_748378867"/>Problem Statement<text:bookmark-end text:name="__RefHeading___Toc249_748378867"/></text:h>
      <text:p text:style-name="P15">The current system is manual, this system is slow, time consuming and it is very difficult for each person to book through office agents. Users inquire about the tickets through phones and it is very difficult for the user to remember all the details that they received through phones. It is very difficult to calculate how many peoples registered and how many seats on a particular plane are vacant .This requires quite a lot of time and wastage of money as it requires quite lot of manpower to do.</text:p>
      <text:h text:style-name="Heading_20_2" text:outline-level="2"><text:bookmark-start text:name="__RefHeading___Toc251_748378867"/>Need For Airlines System<text:bookmark-end text:name="__RefHeading___Toc251_748378867"/></text:h>
      <text:list xml:id="list1737835048" text:style-name="L1">
        <text:list-item>
          <text:list>
            <text:list-item>
              <text:p text:style-name="P33">Faster System</text:p>
            </text:list-item>
            <text:list-item>
              <text:p text:style-name="P33">Accuracy</text:p>
            </text:list-item>
            <text:list-item>
              <text:p text:style-name="P33">Reliability</text:p>
            </text:list-item>
            <text:list-item>
              <text:p text:style-name="P33">User-friendliness</text:p>
            </text:list-item>
            <text:list-item>
              <text:p text:style-name="P33">Informative</text:p>
            </text:list-item>
            <text:list-item>
              <text:p text:style-name="P33">Reservations and cancellations from anywhere to any place</text:p>
            </text:list-item>
            <text:list-item>
              <text:p text:style-name="P33">Best deals with attractive prices</text:p>
            </text:list-item>
          </text:list>
        </text:list-item>
      </text:list>
      <text:p text:style-name="P5"/>
      <text:h text:style-name="P22" text:outline-level="1"><text:bookmark-start text:name="__RefHeading___Toc268_748378867"/>FEASIBILITY STUDY<text:bookmark-end text:name="__RefHeading___Toc268_748378867"/></text:h>
      <text:h text:style-name="P23" text:outline-level="2"><text:bookmark-start text:name="__RefHeading___Toc365_748378867"/>Economic Feasibility<text:bookmark-end text:name="__RefHeading___Toc365_748378867"/></text:h>
      <text:p text:style-name="P12">Economic feasibility is the most frequently used and important method <text:span text:style-name="T4">for</text:span> the effectiveness of the proposed system. It is necessary because the main goal of the proposed airlines reservation system – <text:span text:style-name="T2">th</text:span><text:span text:style-name="T3">is</text:span> project is to give economically better result and also increased efficiency. Cost benefit analysis can also be performed for this purpose. Cost benefit analysis is the comparative study of the cost verses benefit and savings that are expected from the proposed system. Since the organization is well equipped with the required hardware and software so the Airlines Reservation System was found to be economically.</text:p>
      <text:h text:style-name="P24" text:outline-level="2"><text:bookmark-start text:name="__RefHeading___Toc367_748378867"/>Technical Feasibility<text:bookmark-end text:name="__RefHeading___Toc367_748378867"/></text:h>
      <text:p text:style-name="P13">The proposed project is technically feasible. The main focus is given to the study of all available resources in an organization where the software is being implemented. A system analyst evaluates the technical merits of the system by considering factors like performance, <text:span text:style-name="T8">r</text:span>eliability, maintainability and productivity. Before developing the system the availability of resources in the organization is also studied.</text:p>
      <text:p text:style-name="P14">The said project is a complete web based application. The main technologies and tools that are associated are</text:p>
      <text:list xml:id="list1117955024" text:style-name="L2">
        <text:list-item>
          <text:p text:style-name="P30">HTML</text:p>
        </text:list-item>
        <text:list-item>
          <text:p text:style-name="P30">CSS</text:p>
        </text:list-item>
        <text:list-item>
          <text:p text:style-name="P30">JavaScript</text:p>
        </text:list-item>
        <text:list-item>
          <text:p text:style-name="P30">SQLite</text:p>
        </text:list-item>
        <text:list-item>
          <text:p text:style-name="P30">Django</text:p>
        </text:list-item>
        <text:list-item>
          <text:p text:style-name="P31">Visual Studio Code</text:p>
          <text:p text:style-name="P32"/>
        </text:list-item>
      </text:list>
      <text:p text:style-name="P14">Each of the technologies are freely available and technical skills required are manageable. Time limitations of the product development and the ease of implementing using this technologies are synchronized.</text:p>
      <text:p text:style-name="P14"/>
      <text:h text:style-name="P27" text:outline-level="2">Operational Feasibility</text:h>
      <text:p text:style-name="P9"/>
      <text:h text:style-name="P25" text:outline-level="2">Legal Feasibility</text:h>
      <text:p text:style-name="P16">Legal feasibility is the study to know if the proposed project conform the legal and ethical requirement.</text:p>
      <text:list xml:id="list591956789" text:style-name="L3">
        <text:list-item>
          <text:p text:style-name="P34"><text:span text:style-name="T12">CONTRACT</text:span> - Contract plays a very important role in online airline <text:span text:style-name="T9">reservation. This</text:span> contract is the agreement between the server and the various airline companies offering their services.</text:p>
        </text:list-item>
        <text:list-item>
          <text:p text:style-name="P34"><text:span text:style-name="T12">INTELLECTUAL PROPERTY RIGHTS</text:span> - <text:span text:style-name="T10">I</text:span>t includes copyrights, patents, trademarks, service marks, design rights (whether registered or unregistered), trade secrets, know-how, expertise and all other similar proprietary rights.</text:p>
        </text:list-item>
        <text:list-item>
          <text:p text:style-name="P34"><text:span text:style-name="T5">PAYMENT SYSTEM</text:span> - We are using Bill<text:span text:style-name="T9">D</text:span>esk <text:span text:style-name="T9">G</text:span>ateway to help the customers <text:span text:style-name="T9">organize</text:span> pay the amount <text:span text:style-name="T9">securely. This</text:span> will make the payment processing secure and ensure the customers that their card details are encrypted and safe with us.</text:p>
        </text:list-item>
      </text:list>
      <text:p text:style-name="P17">The <text:span text:style-name="T13">proposed</text:span> project is <text:span text:style-name="T11">legally</text:span> feasible.</text:p>
      <text:h text:style-name="P26" text:outline-level="2">Schedule Feasibility</text:h>
      <text:p text:style-name="P18">There is ample time for completing the project. <text:span text:style-name="T15">Hence, t</text:span><text:span text:style-name="T14">he proposed project is feasible to develop within the stipulated ti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ExtraBold" svg:font-family="'Montserrat ExtraBold'"/>
    <style:font-face style:name="Montserrat Black" svg:font-family="'Montserrat Black'" style:font-pitch="variable"/>
    <style:font-face style:name="Montserrat ExtraBold1" svg:font-family="'Montserrat ExtraBold'" style:font-pitch="variable"/>
    <style:font-face style:name="Montserrat ExtraBold2" svg:font-family="'Montserrat ExtraBold'" style:font-adornments="ExtraBold" style:font-pitch="variable"/>
    <style:font-face style:name="Montserrat Medium" svg:font-family="'Montserrat Medium'" style:font-pitch="variable"/>
    <style:font-face style:name="Oswald" svg:font-family="Oswald"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Ubuntu" fo:font-family="Ubuntu" style:font-pitch="variable" fo:font-size="13pt" style:font-size-asian="11.3500003814697pt" style:font-size-complex="13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Oswald" fo:font-family="Oswald" style:font-pitch="variable" fo:font-size="18pt" fo:font-weight="bold" officeooo:rsid="001fb974"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 fo:font-family="Ubuntu" style:font-pitch="variable" fo:font-size="16pt" fo:font-weight="bold" officeooo:rsid="001fb974"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Montserrat ExtraBold2" fo:font-family="'Montserrat ExtraBold'" style:font-style-name="ExtraBold" style:font-pitch="variable" fo:font-size="16pt" fo:font-weight="800"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uthors" style:family="paragraph" style:parent-style-name="Text_20_body">
      <style:paragraph-properties fo:text-align="center" style:justify-single-word="false"/>
      <style:text-properties style:font-name="Montserrat Medium" fo:font-family="'Montserrat Medium'" style:font-pitch="variable" officeooo:rsid="00565242"/>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style:style>
    <style:style style:name="MP2" style:family="paragraph" style:parent-style-name="Footer">
      <style:paragraph-properties fo:text-align="center" style:justify-single-word="false"/>
      <style:text-properties officeooo:rsid="0039a862" officeooo:paragraph-rsid="0039a86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nline Airline Reservation System</text:p>
      </style:header>
      <style:footer>
        <text:p text:style-name="MP2"><text:page-number text:select-page="current">5</text:page-number></text:p>
      </style:footer>
    </style:master-page>
    <style:master-page style:name="First_20_Page" style:display-name="First Page" style:page-layout-name="Mpm2" style:next-style-name="Standard"/>
    <style:master-page style:name="Index" style:page-layout-name="Mpm3" style:next-style-name="Standard"/>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6T21:37:57.587322744</meta:creation-date>
    <dc:date>2020-09-19T00:10:44.409380106</dc:date>
    <meta:editing-duration>PT5H17M56S</meta:editing-duration>
    <meta:editing-cycles>74</meta:editing-cycles>
    <meta:generator>LibreOffice/6.4.5.2$Linux_X86_64 LibreOffice_project/40$Build-2</meta:generator>
    <meta:document-statistic meta:table-count="0" meta:image-count="0" meta:object-count="0" meta:page-count="5" meta:paragraph-count="51" meta:word-count="639" meta:character-count="4013" meta:non-whitespace-character-count="3449"/>
  </office:meta>
</office:document-meta>
</file>